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Manager.prepareHandlerConfiguration( Map objectModel , SitemapConfigurationHolder h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andlerManager.prepare( Map objectModel , SitemapConfigurationHolder holder , ChainedConfiguration conf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HandlerManager.addHandler( Map objectModel , Configuration configuration , Map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